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P10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6a0d"/>
    </style:style>
    <style:style style:name="P1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ce1a" officeooo:paragraph-rsid="0018ce1a" fo:background-color="transparent"/>
    </style:style>
    <style:style style:name="P1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bf532" officeooo:paragraph-rsid="001bf532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76a0d" fo:background-color="transparen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8ce1a" fo:background-color="transparen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officeooo:rsid="001bf532" officeooo:paragraph-rsid="001bf532" fo:background-color="transparen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officeooo:paragraph-rsid="0018ce1a"/>
    </style:style>
    <style:style style:name="P19" style:family="paragraph" style:parent-style-name="Standard">
      <style:text-properties officeooo:rsid="001a5dd5" officeooo:paragraph-rsid="001a5dd5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officeooo:rsid="001bf532" officeooo:paragraph-rsid="001bf532"/>
    </style:style>
    <style:style style:name="P21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22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ce1a" fo:background-color="transparent"/>
    </style:style>
    <style:style style:name="P23" style:family="paragraph" style:parent-style-name="Text_20_body">
      <style:paragraph-properties fo:margin-left="0cm" fo:margin-right="0cm" fo:text-indent="0cm" style:auto-text-indent="false" style:writing-mode="lr-tb"/>
      <style:text-properties officeooo:rsid="001a5dd5" officeooo:paragraph-rsid="001a5dd5" fo:background-color="transparent"/>
    </style:style>
    <style:style style:name="P24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officeooo:paragraph-rsid="0015abe9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198b" fo:background-color="transparent" loext:char-shading-value="0"/>
    </style:style>
    <style:style style:name="T3" style:family="text">
      <style:text-properties officeooo:rsid="001f1371" fo:background-color="transparent" loext:char-shading-value="0"/>
    </style:style>
    <style:style style:name="T4" style:family="text">
      <style:text-properties officeooo:rsid="001ad406" fo:background-color="transparent" loext:char-shading-value="0"/>
    </style:style>
    <style:style style:name="T5" style:family="text">
      <style:text-properties officeooo:rsid="000f411b"/>
    </style:style>
    <style:style style:name="T6" style:family="text">
      <style:text-properties officeooo:rsid="0010c553"/>
    </style:style>
    <style:style style:name="T7" style:family="text">
      <style:text-properties officeooo:rsid="0015abe9"/>
    </style:style>
    <style:style style:name="T8" style:family="text">
      <style:text-properties officeooo:rsid="00176a0d"/>
    </style:style>
    <style:style style:name="T9" style:family="text">
      <style:text-properties officeooo:rsid="001df2bb"/>
    </style:style>
    <style:style style:name="T10" style:family="text">
      <style:text-properties officeooo:rsid="001f1371"/>
    </style:style>
    <style:style style:name="T11" style:family="text">
      <style:text-properties officeooo:rsid="001e198b"/>
    </style:style>
    <style:style style:name="T12" style:family="text">
      <style:text-properties officeooo:rsid="001ad406"/>
    </style:style>
    <style:style style:name="T13" style:family="text">
      <style:text-properties officeooo:rsid="0018ce1a"/>
    </style:style>
    <style:style style:name="T14" style:family="text">
      <style:text-properties officeooo:rsid="001bf53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13">8</text:span></text:p>
      <text:p text:style-name="P3">Lieu : Univérsité de Lille, cité scientifique S4A04</text:p>
      <text:p text:style-name="P22">Date : <text:span text:style-name="T12">08/04/2024</text:span></text:p>
      <text:p text:style-name="P22">Heure de début :  <text:span text:style-name="T12">15h30/17h</text:span></text:p>
      <text:p text:style-name="P3">Destinataires : Kwane Bebey</text:p>
      <text:p text:style-name="P22">Objet : <text:span text:style-name="T12">Avancer dans le site et faire le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1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13">X</text:p>
          </table:table-cell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6"><text:span text:style-name="T12">Relire l’analyse des risques<text:tab/></text:span></text:p>
      <text:p text:style-name="P16"><text:span text:style-name="T12">Réaliser la page basket du site</text:span></text:p>
      <text:p text:style-name="P18"><text:span text:style-name="T4">Relire l’ordre du cadrage du projet</text:span></text:p>
      <text:p text:style-name="P15"/>
      <text:p text:style-name="P3">Ouverture de la séance </text:p>
      <text:p text:style-name="P3">Répartitions des taches </text:p>
      <text:p text:style-name="P19">Finir l’analyse des risques et réaliser une page de sport </text:p>
      <text:p text:style-name="P19"/>
      <text:p text:style-name="Text_20_body"/>
      <text:p text:style-name="P3">Informations échangées</text:p>
      <text:p text:style-name="P23">Comment faire les différentes pages de sport</text:p>
      <text:p text:style-name="P23"/>
      <text:p text:style-name="Text_20_body"/>
      <text:p text:style-name="P3">Décisions / Choix</text:p>
      <text:p text:style-name="P8">Prioriser un site ergonomique</text:p>
      <text:p text:style-name="P8"/>
      <text:p text:style-name="P8"/>
      <text:p text:style-name="P6"/>
      <text:p text:style-name="P10"><text:soft-page-break/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7">Site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5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20">Analyse des risques</text:p>
          </table:table-cell>
          <table:table-cell table:style-name="Tableau2.A1" office:value-type="string">
            <text:p text:style-name="P4">Sofiane</text:p>
          </table:table-cell>
          <table:table-cell table:style-name="Tableau2.A1" office:value-type="string">
            <text:p text:style-name="P2"><text:span text:style-name="T5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2"><text:span text:style-name="T14">Site</text:span><text:span text:style-name="T10"> </text:span>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14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17">Site</text:p>
          </table:table-cell>
          <table:table-cell table:style-name="Tableau2.A5" office:value-type="string">
            <text:p text:style-name="P5">Aymane</text:p>
          </table:table-cell>
          <table:table-cell table:style-name="Tableau2.A5" office:value-type="string">
            <text:p text:style-name="P14">2h</text:p>
          </table:table-cell>
          <table:table-cell table:style-name="Tableau2.A5" office:value-type="string">
            <text:p text:style-name="Table_20_Contents"/>
          </table:table-cell>
        </table:table-row>
      </table:table>
      <text:p text:style-name="Text_20_body"/>
      <text:p text:style-name="P9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21">Le compte-rendu est à rédiger au fur et à mesure de la réunion ou juste après sur la base des notes prises par le secrétaire,</text:p>
        </text:list-item>
        <text:list-item>
          <text:p text:style-name="P21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4-08T16:24:14.607000000</dc:date>
    <meta:editing-duration>PT1H8M33S</meta:editing-duration>
    <meta:editing-cycles>10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2" meta:word-count="196" meta:character-count="1138" meta:non-whitespace-character-count="973"/>
  </office:meta>
</office:document-meta>
</file>